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 Sheet1.A2:Sheet1.A21 Sheet1.B1:Sheet1.B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location</text:p>
          </table:table-cell>
          <table:table-cell office:value-type="string" calcext:value-type="string">
            <text:p>99t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8:32:58.383626194</meta:creation-date>
    <dc:date>2022-06-28T18:33:51.641978417</dc:date>
    <meta:editing-duration>PT53S</meta:editing-duration>
    <meta:editing-cycles>1</meta:editing-cycles>
    <meta:document-statistic meta:table-count="1" meta:cell-count="4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4.201cm" style:legend-expansion="high" chart:style-name="ch2"/>
        <chart:plot-area chart:style-name="ch3" table:cell-range-address="Sheet1.A1:Sheet1.B21" chart:data-source-has-labels="both" svg:x="0.32cm" svg:y="0.18cm" svg:width="13.355cm" svg:height="8.64cm">
          <chartooo:coordinate-region svg:x="1.047cm" svg:y="0.379cm" svg:width="12.535cm" svg:height="7.794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9t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:Sheet1.A21</svg:desc>
                </draw:g>
              </table:table-cell>
              <table:table-cell office:value-type="float" office:value="0.17">
                <text:p>0.17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